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66abf" officeooo:paragraph-rsid="00066abf"/>
    </style:style>
    <style:style style:name="P2" style:family="paragraph" style:parent-style-name="Text_20_body">
      <style:text-properties officeooo:paragraph-rsid="000be844"/>
    </style:style>
    <style:style style:name="P3" style:family="paragraph" style:parent-style-name="Text_20_body" style:list-style-name="L1">
      <style:text-properties officeooo:rsid="00080713" officeooo:paragraph-rsid="000be844"/>
    </style:style>
    <style:style style:name="P4" style:family="paragraph" style:parent-style-name="Text_20_body" style:list-style-name="L2">
      <style:text-properties officeooo:rsid="00080713" officeooo:paragraph-rsid="000be844"/>
    </style:style>
    <style:style style:name="P5" style:family="paragraph" style:parent-style-name="Text_20_body" style:list-style-name="L3">
      <style:text-properties officeooo:rsid="00080713" officeooo:paragraph-rsid="000be844"/>
    </style:style>
    <style:style style:name="P6" style:family="paragraph" style:parent-style-name="Text_20_body" style:list-style-name="L2">
      <style:text-properties officeooo:rsid="000be844" officeooo:paragraph-rsid="000be844"/>
    </style:style>
    <style:style style:name="P7" style:family="paragraph" style:parent-style-name="Text_20_body" style:list-style-name="L3">
      <style:text-properties officeooo:rsid="000be844" officeooo:paragraph-rsid="000be84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e844"/>
    </style:style>
    <style:style style:name="T3" style:family="text">
      <style:text-properties officeooo:rsid="000d5cd8"/>
    </style:style>
    <style:style style:name="T4" style:family="text">
      <style:text-properties officeooo:rsid="00114b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ome do Projeto:</text:span> <text:span text:style-name="T2">SysAuto</text:span></text:p>
      <text:p text:style-name="P1"><text:span text:style-name="T1">Descrição do Projeto:</text:span> O objetivo do projeto é criar um sistema para auxiliar a gestão de veículos, serviços e produtos de um autocenter. <text:span text:style-name="T2">O sistema deverá dispor de</text:span>:</text:p>
      <text:p text:style-name="P2"/>
      <text:list xml:id="list1377624538497244998" text:style-name="L1">
        <text:list-item>
          <text:p text:style-name="P3">Cadastro de veículos com Nome, Cor, Placa, Nome do Proprietário e Contato do Proprietário, Data de Entrada;</text:p>
        </text:list-item>
      </text:list>
      <text:list xml:id="list2341875424993523714" text:style-name="L2">
        <text:list-item>
          <text:p text:style-name="P6">Cadastro de Peças e Serviços com Nome, Enquadramento (Peça ou Serviço), <text:span text:style-name="T4">Valor</text:span>;</text:p>
        </text:list-item>
        <text:list-item>
          <text:p text:style-name="P6">Possibilidade de consulta, alteração e exclusão de cadastros de Peças e Serviços, Funcionários e Veículos;</text:p>
        </text:list-item>
        <text:list-item>
          <text:p text:style-name="P4">Cada funcionário possuirá um Login e uma Senha para identificação e controle de alterações diversas;</text:p>
        </text:list-item>
        <text:list-item>
          <text:p text:style-name="P6">O funcionário deverá poder selecionar o veículo em que irá trabalhar, e o horário dessa seleção deverá constar no Relatório de Saída de Veículo <text:span text:style-name="T3">como Horário de Início</text:span>;</text:p>
        </text:list-item>
        <text:list-item>
          <text:p text:style-name="P6">O funcionário deverá poder inserir serviços realizados e peças utilizadas no Relatório de Saída de Veículo;</text:p>
        </text:list-item>
        <text:list-item>
          <text:p text:style-name="P6">Ao final de cada dia o funcionário, ao efetuar o fechamento do sistema, deverá informar se o serviço ainda está em andamento ou se foi concluído;</text:p>
        </text:list-item>
      </text:list>
      <text:list xml:id="list932609301515463413" text:style-name="L3">
        <text:list-item>
          <text:p text:style-name="P5">Após a baixa do veículo, a secretária deverá ser alertada para que entre em contato com o cliente, para que o mesmo venha retirar o veículo;</text:p>
        </text:list-item>
        <text:list-item>
          <text:p text:style-name="P7">O <text:span text:style-name="T3">módulo Administrativo deverá poder consultar o total de horas trabalhadas por cada funcionário sempre que necessário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5T19:55:55.087696759</meta:creation-date>
    <dc:date>2014-08-18T20:08:31.743475447</dc:date>
    <meta:editing-duration>PT9M2S</meta:editing-duration>
    <meta:editing-cycles>8</meta:editing-cycles>
    <meta:generator>LibreOffice/4.2.4.2$Linux_X86_64 LibreOffice_project/420m0$Build-2</meta:generator>
    <meta:document-statistic meta:table-count="0" meta:image-count="0" meta:object-count="0" meta:page-count="1" meta:paragraph-count="11" meta:word-count="213" meta:character-count="1266" meta:non-whitespace-character-count="1073"/>
  </office:meta>
</office:document-meta>
</file>